
<file path=META-INF/manifest.xml><?xml version="1.0" encoding="utf-8"?>
<!DOCTYPE manifest  PUBLIC '-//OpenOffice.org//DTD Manifest 1.0//EN'  'Manifest.dtd'>
<manifest:manifest xmlns:manifest="urn:oasis:names:tc:opendocument:xmlns:manifest:1.0">
  <manifest:file-entry manifest:media-type="application/vnd.oasis.opendocument.text" manifest:full-path="/"/>
  <manifest:file-entry manifest:media-type="text/xml" manifest:full-path="content.xml"/>
  <manifest:file-entry manifest:media-type="text/xml" manifest:full-path="styles.xml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font-face-decls>
    <style:font-face style:name="PingFang TC" svg:font-family="PingFang TC"/>
  </office:font-face-decls>
  <office:automatic-styles>
    <style:style style:name="P1" style:family="paragraph" style:parent-style-name="Standard">
      <style:paragraph-properties style:line-height-at-least="0.2361in"/>
      <style:text-properties style:font-name="PingFang TC" fo:font-size="12.0pt" fo:color="#000000" fo:background-color="#868686"/>
    </style:style>
    <style:style style:name="P2" style:family="paragraph" style:parent-style-name="Standard">
      <style:paragraph-properties fo:margin-bottom="0.1667in" style:line-height-at-least="0.2361in"/>
      <style:text-properties style:font-name="PingFang TC" fo:font-size="12.0pt" fo:color="#000000" fo:background-color="#ececec"/>
    </style:style>
    <style:style style:name="T1" style:family="text">
      <style:text-properties fo:letter-spacing="0.0000in"/>
    </style:style>
    <style:style style:name="T2" style:family="text">
      <style:text-properties fo:letter-spacing="0.0000in" fo:color="#032726"/>
    </style:style>
    <style:style style:name="T3" style:family="text">
      <style:text-properties fo:letter-spacing="0.0000in" fo:background-color="transparent"/>
    </style:style>
    <style:style style:name="TableColumn1" style:family="table-column">
      <style:table-column-properties style:column-width="3.4625in" style:rel-column-width="32767*"/>
    </style:style>
  </office:automatic-styles>
  <office:body>
    <office:text>
      <text:p text:style-name="P1"><text:span text:style-name="T1">陳真   |  2018.12.05 01:46   |   </text:span><text:a xlink:type="simple" xlink:href="http://palinfo.habago.org/Entry?Command=Information_PrintForum&amp;iPage=85&amp;sType=FORUM#FORUM37114"><text:span text:style-name="T2">#</text:span></text:a></text:p>
      <text:p text:style-name="P2"><text:span text:style-name="T1">唱點韓流的反調 (一)</text:span><text:span text:style-name="T3"><text:line-break/><text:line-break/></text:span><text:span text:style-name="T1">陳真 2018. 12. 05.</text:span><text:span text:style-name="T3"><text:line-break/><text:line-break/><text:line-break/></text:span><text:span text:style-name="T1">"事實" (fact) 是無法理解的，除非它有了個 "主人"。</text:span><text:span text:style-name="T3"><text:line-break/><text:line-break/></text:span><text:span text:style-name="T1">或者用一種齊克果式的想法來說，"事實(真理)不存在，直到它被我認知"。維根斯坦說：你無法說出真理，除非你已 "回到家"；亦即除非你已在真理之中，否則你無法說出真理。這些話意味著：有這麼一種真理或事實，惟有當它依附著某個主人，然後才形成意義，產生了價值。</text:span><text:span text:style-name="T3"><text:line-break/><text:line-break/></text:span><text:span text:style-name="T1">倒過來說也一樣，你得先理解那位句子的主人，然後你才有可能知道那些句子究竟有著何等意義與價值。光憑這一點，就足以使我們啞口無言。因為，任誰都能說出句子，但誰能說出自己呢？於是，一切溝通似乎顯得如此艱難而幾乎不可能。聽者聽不見，說者說不出。</text:span><text:span text:style-name="T3"><text:line-break/><text:line-break/></text:span><text:span text:style-name="T1">真難想像有這麼一天，我竟然會支持韓國瑜。回首前塵，悲劇一場。任憑血淚澎湃，悲劇依舊就像個宿命般的莫比烏斯迴圈，一逕向前，卻無盡頭。我們活在時間與歷史之中，"過去" 是有關現在與未來的一場夢，奮力前進，最後竟來到最初的原點，彷彿什麼也沒改變。維根斯坦說："誰能知道社會據以發展的法則？"。改變的，似乎只是人的外表與心思；不變的卻是那未知的法則。</text:span><text:span text:style-name="T3"><text:line-break/><text:line-break/></text:span><text:span text:style-name="T1">距今三十年前，印象中的軍系立委韓國瑜，白白的細皮嫩肉，戴著細細的金邊眼鏡，下巴總是朝上，油頭粉面，衣冠亮麗；乍看外表斯文，但文攻武鬥其實都很行，根正苗紅的崇蔣反共忠黨愛國份子；誰敢對黨、對蔣不敬，彷彿就是他的殺父仇人一般。</text:span><text:span text:style-name="T3"><text:line-break/><text:line-break/></text:span><text:span text:style-name="T1">不知道為什麼，每次在電視上看到韓國瑜，心裏總有一絲同情，也許那是因為我始終相信他是個正直的人 (或者說至少是個嚮往正道的人)，但卻身處污泥之中，或多或少會有一種與外在環境似乎格格不入的尷尬與無奈吧？當然，也有可能是我想太多，搞不好人家身處污泥卻悠游自在樂不思蜀；畢竟唯心之事，只有他自己心裏最清楚，但其所屬環境之陰暗複雜乃至骯髒齷齪，卻是不爭的事實。</text:span><text:span text:style-name="T3"><text:line-break/><text:line-break/></text:span><text:span text:style-name="T1">至於我自己呢？千言萬語說不盡，但已找不出不一樣的句子。如果時光可以重來，我絕不會走上這一段。</text:span><text:span text:style-name="T3"><text:line-break/><text:line-break/></text:span><text:span text:style-name="T1">關於所謂韓流，我心裏想說的，頂多就是這樣。但我知道這類文字缺乏公眾意義，人們想聽的是一些足以認知的東西，且聽下回分曉。</text:span><text:span text:style-name="T3"><text:line-break/><text:line-break/></text:span><text:span text:style-name="T1">其實也沒什麼好說的，之所以想說它是因為：在一片 "去政治" 的聲浪中，"政治" 明明起了最大的作用；觸目所及，全是政治。尤為可悲的是：隨著民進黨的人渣化，我們當初費盡心血、流盡血淚所欲挑戰與改革的對象，如今卻成為擺脫貪婪人渣肆虐的一種救贖與依靠。不知道這該說是一種悲劇、喜劇或鬧劇？會不會哪一天，再來一個 30年，再走一遍滄桑的回頭路？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Times" svg:font-family="Times"/>
  </office:font-face-decls>
  <office:styles>
    <style:default-style style:family="paragraph">
      <style:paragraph-properties style:tab-stop-distance="0.5in"/>
      <style:text-properties style:font-name="Times" fo:font-size="12.0p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</office:styles>
  <office:automatic-styles>
    <style:page-layout style:name="Standard">
      <style:page-layout-properties fo:page-width="8.5in" fo:page-height="11.0in" style:print-orientation="portrait" fo:margin-top="0.5in" fo:margin-bottom="0.5in" fo:margin-left="1.0in" fo:margin-right="1.0in"/>
    </style:page-layout>
  </office:automatic-styles>
  <office:master-styles>
    <style:master-page style:name="Standard" style:page-layout-name="Standard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CocoaODFWriter/1561.6</meta:generator>
  </office:meta>
</office:document-meta>
</file>